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B80000011C23A8831B.svm" manifest:media-type=""/>
  <manifest:file-entry manifest:full-path="Pictures/20000001000001CD000005C786EE2613.svm" manifest:media-type=""/>
  <manifest:file-entry manifest:full-path="Pictures/2000000100000B120000011CFCA1C775.svm" manifest:media-type=""/>
  <manifest:file-entry manifest:full-path="Pictures/20000001000009C0000006A29830DA5C.svm" manifest:media-type=""/>
  <manifest:file-entry manifest:full-path="Pictures/20000001000001D1000000D8162CEA77.svm" manifest:media-type=""/>
  <manifest:file-entry manifest:full-path="Pictures/2000000100000D440000015F3859019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c|c|}&#10;\cline{2-5}&#10;&amp;1&amp;d&amp;d&amp;1\\&#10;\cline{2-5}&#10;&amp;&amp;d&amp;&amp;\\&#10;\cline{2-5}&#10;&amp;1&amp;1&amp;&amp;\\&#10;\cline{2-5}&#10;&amp;1&amp;1&amp;d&amp;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cc}&#10;\overline{y}\overline{z} &amp; \overline{y} z &amp; $yz$ &amp; $y$ \overline{z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4§latex§$w$\overline{y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\overline{w}\overline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latex§F($w,x,y,z$)=$w$\overline{y}+\overline{w}\overline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latex§\begin{table}&#10;\begin{tabular}{c}&#10;\overline{w}\overline{x}\\&#10;\overline{w} x\\&#10;$wx$\\&#10;$w$\overline{x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93cm" svg:height="2.376cm" svg:x="2.794cm" svg:y="0.992cm">
          <draw:image xlink:href="Pictures/20000001000009C0000006A29830DA5C.svm" xlink:type="simple" xlink:show="embed" xlink:actuate="onLoad">
            <text:p/>
          </draw:image>
        </draw:frame>
        <draw:frame draw:style-name="gr2" draw:text-style-name="P1" draw:layer="layout" svg:width="2.921cm" svg:height="0.396cm" svg:x="3.048cm" svg:y="0.381cm">
          <draw:image xlink:href="Pictures/2000000100000B120000011CFCA1C775.svm" xlink:type="simple" xlink:show="embed" xlink:actuate="onLoad">
            <text:p/>
          </draw:image>
        </draw:frame>
        <draw:custom-shape draw:style-name="gr3" draw:text-style-name="P1" xml:id="id2" draw:id="id2" draw:layer="layout" svg:width="1.27cm" svg:height="1.27cm" svg:x="3.048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3.883cm" svg:y1="3.922cm" svg:x2="3.683cm" svg:y2="3.302cm" draw:start-shape="id1" draw:start-glue-point="0" draw:end-shape="id2" draw:end-glue-point="2" svg:d="m3883 3922c0-463-200-154-200-620">
          <text:p/>
        </draw:connector>
        <draw:connector draw:style-name="gr4" draw:text-style-name="P1" draw:layer="layout" draw:type="curve" svg:x1="7.295cm" svg:y1="1.905cm" svg:x2="6.096cm" svg:y2="1.206cm" draw:start-shape="id3" draw:start-glue-point="0" draw:end-shape="id4" draw:end-glue-point="1" svg:d="m7295 1905c0-466-399-699-1199-699">
          <text:p/>
        </draw:connector>
        <draw:custom-shape draw:style-name="gr3" draw:text-style-name="P1" xml:id="id4" draw:id="id4" draw:layer="layout" svg:width="3.175cm" svg:height="0.635cm" svg:x="2.921cm" svg:y="0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xml:id="id1" draw:id="id1" draw:layer="layout" svg:width="0.615cm" svg:height="0.396cm" svg:x="3.576cm" svg:y="3.922cm">
          <draw:image xlink:href="Pictures/20000001000001B80000011C23A8831B.svm" xlink:type="simple" xlink:show="embed" xlink:actuate="onLoad">
            <text:p/>
          </draw:image>
        </draw:frame>
        <draw:frame draw:style-name="gr6" draw:text-style-name="P1" xml:id="id3" draw:id="id3" draw:layer="layout" svg:width="0.65cm" svg:height="0.301cm" svg:x="6.97cm" svg:y="1.905cm">
          <draw:image xlink:href="Pictures/20000001000001D1000000D8162CEA77.svm" xlink:type="simple" xlink:show="embed" xlink:actuate="onLoad">
            <text:p/>
          </draw:image>
        </draw:frame>
        <draw:frame draw:style-name="gr7" draw:text-style-name="P1" draw:layer="layout" svg:width="4.753cm" svg:height="0.49cm" svg:x="2.085cm" svg:y="4.59cm">
          <draw:image xlink:href="Pictures/2000000100000D440000015F3859019E.svm" xlink:type="simple" xlink:show="embed" xlink:actuate="onLoad">
            <text:p/>
          </draw:image>
        </draw:frame>
        <draw:frame draw:style-name="gr8" draw:text-style-name="P1" draw:layer="layout" svg:width="0.644cm" svg:height="2.069cm" svg:x="1.905cm" svg:y="1.119cm">
          <draw:image xlink:href="Pictures/20000001000001CD000005C786EE261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3T16:27:15</dc:date>
    <dc:creator>kkk </dc:creator>
    <meta:generator>LibreOffice/3.3$Linux LibreOffice_project/330m19$Build-401</meta:generator>
    <meta:editing-duration>PT3H4M45S</meta:editing-duration>
    <meta:editing-cycles>14</meta:editing-cycles>
    <meta:document-statistic meta:object-count="10"/>
  </office:meta>
</office:document-meta>
</file>